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E0000038139A72295.png"/>
  <manifest:file-entry manifest:media-type="image/png" manifest:full-path="Pictures/100000000000045E00000381AEB750D1.png"/>
  <manifest:file-entry manifest:media-type="image/png" manifest:full-path="Pictures/100000000000045E00000381B7482C84.png"/>
  <manifest:file-entry manifest:media-type="image/png" manifest:full-path="Pictures/100000000000045E000003819723AEC6.png"/>
  <manifest:file-entry manifest:media-type="image/png" manifest:full-path="Pictures/100000000000045E00000381FB4A3274.png"/>
  <manifest:file-entry manifest:media-type="image/png" manifest:full-path="Pictures/100000000000045E00000381D975F8F7.png"/>
  <manifest:file-entry manifest:media-type="image/png" manifest:full-path="Pictures/100000000000045E00000381148039B8.png"/>
  <manifest:file-entry manifest:media-type="image/png" manifest:full-path="Pictures/100000000000046C0000037B98BDA1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sssss</text:p>
      <text:p text:style-name="Standard"><draw:frame draw:style-name="fr3" draw:name="graphics8" text:anchor-type="paragraph" svg:width="29.58cm" svg:height="23.733cm" draw:z-index="7"><draw:image xlink:href="Pictures/100000000000045E00000381148039B8.png" xlink:type="simple" xlink:show="embed" xlink:actuate="onLoad"/></draw:frame><draw:frame draw:style-name="fr3" draw:name="graphics2" text:anchor-type="paragraph" svg:width="29.58cm" svg:height="23.733cm" draw:z-index="6"><draw:image xlink:href="Pictures/100000000000045E00000381AEB750D1.png" xlink:type="simple" xlink:show="embed" xlink:actuate="onLoad"/></draw:frame></text:p>
      <text:p text:style-name="Standard"/>
      <text:p text:style-name="Standard"><draw:frame draw:style-name="fr3" draw:name="graphics9" text:anchor-type="paragraph" svg:width="29.58cm" svg:height="23.733cm" draw:z-index="8"><draw:image xlink:href="Pictures/100000000000045E00000381148039B8.png" xlink:type="simple" xlink:show="embed" xlink:actuate="onLoad"/></draw:frame></text:p>
      <text:p text:style-name="Standard"/>
      <text:p text:style-name="Standard"><draw:frame draw:style-name="fr3" draw:name="graphics1" text:anchor-type="paragraph" svg:width="27.321cm" svg:height="20.189cm" draw:z-index="5"><draw:image xlink:href="Pictures/100000000000046C0000037B98BDA124.png" xlink:type="simple" xlink:show="embed" xlink:actuate="onLoad"/></draw:frame></text:p>
      <text:p text:style-name="Standard"/>
      <text:p text:style-name="Standard"/>
      <text:p text:style-name="Standard"><draw:frame draw:style-name="fr1" draw:name="graphics3" text:anchor-type="paragraph" svg:x="6.544cm" svg:y="0cm" svg:width="29.58cm" svg:height="23.733cm" draw:z-index="0"><draw:image xlink:href="Pictures/100000000000045E000003819723AEC6.png" xlink:type="simple" xlink:show="embed" xlink:actuate="onLoad"/></draw:frame></text:p>
      <text:p text:style-name="Standard"/>
      <text:p text:style-name="Standard"><draw:frame draw:style-name="fr1" draw:name="graphics4" text:anchor-type="paragraph" svg:x="6.544cm" svg:y="0cm" svg:width="29.58cm" svg:height="23.733cm" draw:z-index="1"><draw:image xlink:href="Pictures/100000000000045E00000381B7482C84.png" xlink:type="simple" xlink:show="embed" xlink:actuate="onLoad"/></draw:frame></text:p>
      <text:p text:style-name="Standard"/>
      <text:p text:style-name="Standard"><draw:frame draw:style-name="fr2" draw:name="graphics5" text:anchor-type="paragraph" svg:width="29.58cm" svg:height="23.733cm" draw:z-index="2"><draw:image xlink:href="Pictures/100000000000045E00000381D975F8F7.png" xlink:type="simple" xlink:show="embed" xlink:actuate="onLoad"/></draw:frame></text:p>
      <text:p text:style-name="Standard"><draw:frame draw:style-name="fr2" draw:name="graphics6" text:anchor-type="paragraph" svg:width="29.58cm" svg:height="23.733cm" draw:z-index="3"><draw:image xlink:href="Pictures/100000000000045E0000038139A72295.png" xlink:type="simple" xlink:show="embed" xlink:actuate="onLoad"/></draw:frame></text:p>
      <text:p text:style-name="Standard"><draw:frame draw:style-name="fr2" draw:name="graphics7" text:anchor-type="paragraph" svg:width="29.58cm" svg:height="23.733cm" draw:z-index="4"><draw:image xlink:href="Pictures/100000000000045E00000381FB4A327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gel Deakin</meta:initial-creator>
    <meta:creation-date>2009-03-26T14:23:21.92</meta:creation-date>
    <meta:document-statistic meta:table-count="0" meta:image-count="9" meta:object-count="0" meta:page-count="1" meta:paragraph-count="1" meta:word-count="1" meta:character-count="6"/>
    <dc:date>2009-03-26T14:34:31.84</dc:date>
    <dc:creator>Nigel Deakin</dc:creator>
    <meta:editing-duration>PT00H10M30S</meta:editing-duration>
    <meta:editing-cycles>1</meta:editing-cycles>
    <meta:generator>StarOffice/9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